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423315"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719371"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72037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70944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96482"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704627"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703311"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98113"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708245"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711423"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97915"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706916"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92113"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701347"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93128"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704644"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721106"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97051"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99124"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705551"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700615"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95831"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5162"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721895"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711125"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710735"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708964"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715481"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99115"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02285"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94363"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712674"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92949"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705177"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715913"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707435"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04864"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716652"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96231"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713561"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709404"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716305"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708501"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21485"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711431"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711722"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712386"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91809"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704197"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721082"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08803"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701231"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694468"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718073"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712520"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7479"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9352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712389"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711555"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709055"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19876"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696318"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700274"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97322"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7125201"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669617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93154"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6703030"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6695677"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6691828"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36707800"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6719039"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00173"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36708802" text:continue-numbering="true" text:style-name="WW8Num13">
        <text:list-item>
          <text:list>
            <text:list-item>
              <text:h text:style-name="P54"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soft-page-break/><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722636"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5447789"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text:soft-page-break/>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94563" text:continue-list="list36722636" text:style-name="WW8Num13">
        <text:list-item>
          <text:list>
            <text:list-item>
              <text:h text:style-name="P57" text:outline-level="2"><text:span text:style-name="T6">libcstl 2.1</text:span><text:span text:style-name="T3">改善</text:span></text:h>
            </text:list-item>
          </text:list>
        </text:list-item>
      </text:list>
      <text:list xml:id="list35426132"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item>
          <text:p text:style-name="P44">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717550" text:continue-list="list36694563" text:style-name="WW8Num13">
        <text:list-item>
          <text:list>
            <text:list-item>
              <text:h text:style-name="P57" text:outline-level="2"><text:soft-page-break/><text:span text:style-name="T6">libcstl 2.1</text:span><text:span text:style-name="T3">代码的优化</text:span></text:h>
            </text:list-item>
          </text:list>
        </text:list-item>
      </text:list>
      <text:list xml:id="list36714904" text:continue-list="list3542613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item>
          <text:p text:style-name="P44">据说vector_t* pt_vec = create_vector(string_t);在销毁的时候会有内存泄漏，看看到底是什么情况，在其他类型中也实验一下。</text:p>
        </text:list-item>
        <text:list-item>
          <text:p text:style-name="P44">对于basic_string_insert系列函数，当t_pos超出basic_string有效范围的时候的处理情况要和SGI STL的行为一致。目前当t_pos为无效位置的时候出现未定义行为。</text:p>
        </text:list-item>
        <text:list-item>
          <text:p text:style-name="P44">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4">对于代码中所有的局部变量都要进行初始化。</text:p>
        </text:list-item>
        <text:list-item>
          <text:p text:style-name="P44">考虑basic_string_t* pt_basic_string = create_basic_string(char*);时basic_string_c_str(pt_basic_string);和basic_string_data(pt_basic_string);的返回值是什么情况。</text:p>
        </text:list-item>
        <text:list-item>
          <text:p text:style-name="P44">basic_string_insert_subcstr与其他的_subcstr函数实现方式不一致，考虑是否要修改。</text:p>
        </text:list-item>
        <text:list-item>
          <text:p text:style-name="P44">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95870" text:continue-list="list36717550"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4T16:58:06.60</dc:date>
    <meta:editing-cycles>1930</meta:editing-cycles>
    <meta:editing-duration>PT475H41M50S</meta:editing-duration>
    <meta:generator>OpenOffice.org/3.2$Win32 OpenOffice.org_project/320m18$Build-9502</meta:generator>
    <dc:creator>Wang Bo</dc:creator>
    <meta:document-statistic meta:table-count="644" meta:image-count="41" meta:object-count="0" meta:page-count="279" meta:paragraph-count="8736" meta:word-count="70618" meta:character-count="266367"/>
  </office:meta>
</office:document-meta>
</file>